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E828F200FEB98D4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P2" style:family="paragraph" style:parent-style-name="Standard">
      <style:paragraph-properties fo:line-height="100%"/>
      <style:text-properties fo:language="en" fo:country="GB"/>
    </style:style>
    <style:style style:name="P3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P4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P5" style:family="paragraph" style:parent-style-name="Standard">
      <style:paragraph-properties fo:line-height="100%"/>
      <style:text-properties fo:language="en" fo:country="GB" officeooo:paragraph-rsid="00084e66"/>
    </style:style>
    <style:style style:name="P6" style:family="paragraph" style:parent-style-name="Standard">
      <style:paragraph-properties fo:line-height="150%"/>
      <style:text-properties fo:language="en" fo:country="GB"/>
    </style:style>
    <style:style style:name="P7" style:family="paragraph" style:parent-style-name="Standard">
      <style:paragraph-properties fo:line-height="150%"/>
      <style:text-properties fo:language="en" fo:country="GB" officeooo:paragraph-rsid="00084e66"/>
    </style:style>
    <style:style style:name="P8" style:family="paragraph" style:parent-style-name="Standard">
      <style:paragraph-properties fo:line-height="150%"/>
      <style:text-properties fo:language="en" fo:country="GB" officeooo:paragraph-rsid="001f70a0"/>
    </style:style>
    <style:style style:name="P9" style:family="paragraph" style:parent-style-name="Standard">
      <style:text-properties fo:language="en" fo:country="GB" officeooo:paragraph-rsid="000b2bf3"/>
    </style:style>
    <style:style style:name="P10" style:family="paragraph" style:parent-style-name="Header_20_left">
      <style:text-properties fo:language="en" fo:country="GB"/>
    </style:style>
    <style:style style:name="P11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language="en" fo:country="GB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language="en" fo:country="GB" officeooo:paragraph-rsid="00084e66" style:font-name-asian="Calibri" style:font-size-asian="12pt" style:font-name-complex="Calibri" style:font-size-complex="12pt"/>
    </style:style>
    <style:style style:name="P1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84e66"/>
    </style:style>
    <style:style style:name="P1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3d85c6" style:font-name="Calibri" fo:font-size="12pt" fo:language="en" fo:country="GB" fo:font-weight="bold" officeooo:rsid="000b2bf3" officeooo:paragraph-rsid="000b2bf3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officeooo:paragraph-rsid="00084e66"/>
    </style:style>
    <style:style style:name="P1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999999" style:font-name="Calibri" fo:font-size="11pt" fo:language="en" fo:country="GB" fo:font-weight="bold" officeooo:rsid="000b2bf3" officeooo:paragraph-rsid="000b2bf3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c36c2"/>
    </style:style>
    <style:style style:name="P18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159955"/>
    </style:style>
    <style:style style:name="P19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1a6bc7"/>
    </style:style>
    <style:style style:name="P20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1c0460"/>
    </style:style>
    <style:style style:name="P21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 officeooo:paragraph-rsid="001f70a0"/>
    </style:style>
    <style:style style:name="P22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color="#3d85c6" style:font-name="Calibri" fo:font-size="12pt" fo:language="en" fo:country="GB" fo:font-weight="bold" officeooo:paragraph-rsid="000b2bf3" style:font-name-asian="Calibri" style:font-size-asian="12pt" style:font-weight-asian="bold" style:font-name-complex="Calibri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>
        <style:tab-stops>
          <style:tab-stop style:position="2.858cm"/>
        </style:tab-stops>
      </style:paragraph-properties>
      <style:text-properties fo:language="en" fo:country="GB" officeooo:paragraph-rsid="0019b444"/>
    </style:style>
    <style:style style:name="P24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19b444"/>
    </style:style>
    <style:style style:name="P25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color="#444444" style:text-line-through-style="none" style:text-line-through-type="none" style:font-name="Calibri" fo:font-size="14pt" fo:language="en" fo:country="GB" fo:font-style="normal" style:text-underline-style="none" fo:font-weight="bold" officeooo:rsid="000b035e" officeooo:paragraph-rsid="0019b444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color="#999999" style:font-name="Calibri" fo:font-size="9pt" fo:language="en" fo:country="GB" fo:font-weight="bold" officeooo:rsid="000b2bf3" officeooo:paragraph-rsid="0019b444" style:font-name-asian="Calibri" style:font-size-asian="7.84999990463257pt" style:font-weight-asian="bold" style:font-name-complex="Calibri" style:font-size-complex="9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fo:language="en" fo:country="GB" officeooo:paragraph-rsid="000b035e"/>
    </style:style>
    <style:style style:name="P28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fo:language="en" fo:country="GB" officeooo:paragraph-rsid="001f70a0"/>
    </style:style>
    <style:style style:name="P29" style:family="paragraph" style:parent-style-name="Standard">
      <style:paragraph-properties fo:line-height="100%"/>
      <style:text-properties fo:language="en" fo:country="GB" officeooo:paragraph-rsid="00084e66"/>
    </style:style>
    <style:style style:name="P30" style:family="paragraph" style:parent-style-name="Standard">
      <style:paragraph-properties fo:line-height="100%"/>
      <style:text-properties fo:language="en" fo:country="GB" officeooo:paragraph-rsid="002689d5"/>
    </style:style>
    <style:style style:name="P31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font-size="40pt" fo:language="en" fo:country="GB" style:font-size-asian="40pt" style:font-size-complex="40pt"/>
    </style:style>
    <style:style style:name="P32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>
        <style:tab-stops>
          <style:tab-stop style:position="2.91cm"/>
        </style:tab-stops>
      </style:paragraph-properties>
      <style:text-properties officeooo:paragraph-rsid="00258f18"/>
    </style:style>
    <style:style style:name="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T2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style:font-name="Calibri" fo:font-size="12pt" fo:font-weight="bold" officeooo:rsid="000b2bf3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style:font-name="Calibri" fo:font-size="12pt" officeooo:rsid="00084e66" style:font-name-asian="Calibri" style:font-size-asian="12pt" style:font-name-complex="Calibri" style:font-size-complex="12pt"/>
    </style:style>
    <style:style style:name="T5" style:family="text">
      <style:text-properties fo:color="#444444" style:font-name="Calibri" fo:font-size="12pt" officeooo:rsid="000a114e" style:font-name-asian="Calibri" style:font-size-asian="12pt" style:font-name-complex="Calibri" style:font-size-complex="12pt"/>
    </style:style>
    <style:style style:name="T6" style:family="text">
      <style:text-properties fo:color="#444444" style:font-name="Calibri" fo:font-size="12pt" officeooo:rsid="0019b444" style:font-name-asian="Calibri" style:font-size-asian="12pt" style:font-name-complex="Calibri" style:font-size-complex="12pt"/>
    </style:style>
    <style:style style:name="T7" style:family="text">
      <style:text-properties fo:color="#444444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style:font-name="Calibri" fo:font-size="12pt" fo:font-weight="normal" officeooo:rsid="000c36c2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style:font-name="Calibri" fo:font-size="12pt" fo:font-weight="normal" officeooo:rsid="000e2aa1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Calibri" fo:font-size="12pt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style:font-name="Calibri" fo:font-size="12pt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Calibri" fo:font-size="12pt" fo:font-weight="normal" officeooo:rsid="0013f012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444444" style:font-name="Calibri" fo:font-size="12pt" fo:font-weight="normal" officeooo:rsid="0020f858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color="#444444" style:font-name="Calibri" fo:font-size="12pt" fo:language="cs" fo:country="CZ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444444" style:font-name="Calibri" fo:font-size="12pt" fo:language="cs" fo:country="CZ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444444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444444" style:font-name="Calibri" fo:font-size="12pt" fo:language="cs" fo:country="CZ" fo:font-weight="normal" officeooo:rsid="0016a028" style:font-name-asian="Calibri" style:font-size-asian="12pt" style:font-weight-asian="normal" style:font-name-complex="Calibri" style:font-size-complex="12pt" style:font-weight-complex="normal"/>
    </style:style>
    <style:style style:name="T18" style:family="text">
      <style:text-properties fo:color="#444444" style:font-name="Calibri" fo:font-size="12pt" fo:language="cs" fo:country="CZ" fo:font-weight="normal" officeooo:rsid="0019277d" style:font-name-asian="Calibri" style:font-size-asian="12pt" style:font-weight-asian="normal" style:font-name-complex="Calibri" style:font-size-complex="12pt" style:font-weight-complex="normal"/>
    </style:style>
    <style:style style:name="T19" style:family="text">
      <style:text-properties fo:color="#444444" style:font-name="Calibri" fo:font-size="12pt" fo:language="en" fo:country="GB" fo:font-weight="bold" style:font-name-asian="Calibri" style:font-size-asian="12pt" style:font-weight-asian="bold" style:font-name-complex="Calibri" style:font-size-complex="12pt" style:font-weight-complex="bold"/>
    </style:style>
    <style:style style:name="T20" style:family="text">
      <style:text-properties fo:color="#444444" style:font-name="Calibri" fo:font-size="14pt" fo:font-weight="bold" officeooo:rsid="00084e66" style:font-name-asian="Calibri" style:font-size-asian="14pt" style:font-weight-asian="bold" style:font-name-complex="Calibri" style:font-size-complex="14pt" style:font-weight-complex="bold"/>
    </style:style>
    <style:style style:name="T21" style:family="text">
      <style:text-properties fo:color="#444444" style:font-name="Calibri" fo:font-size="14pt" fo:font-weight="bold" officeooo:rsid="000b035e" style:font-name-asian="Calibri" style:font-size-asian="14pt" style:font-weight-asian="bold" style:font-name-complex="Calibri" style:font-size-complex="14pt" style:font-weight-complex="bold"/>
    </style:style>
    <style:style style:name="T22" style:family="text">
      <style:text-properties fo:color="#444444" style:font-name="Calibri" fo:font-size="14pt" fo:language="cs" fo:country="CZ" fo:font-weight="bold" officeooo:rsid="0019afbe" style:font-name-asian="Calibri" style:font-size-asian="14pt" style:font-weight-asian="bold" style:font-name-complex="Calibri" style:font-size-complex="14pt" style:font-weight-complex="bold"/>
    </style:style>
    <style:style style:name="T23" style:family="text">
      <style:text-properties fo:color="#444444" style:font-name="Calibri" fo:font-size="14pt" fo:language="en" fo:country="GB" fo:font-weight="bold" officeooo:rsid="00084e66" style:font-name-asian="Calibri" style:font-size-asian="14pt" style:font-weight-asian="bold" style:font-name-complex="Calibri" style:font-size-complex="14pt" style:font-weight-complex="bold"/>
    </style:style>
    <style:style style:name="T24" style:family="text">
      <style:text-properties fo:color="#444444" style:font-name="Calibri" fo:font-size="14pt" fo:language="en" fo:country="GB" fo:font-weight="normal" officeooo:rsid="00084e66" style:font-name-asian="Calibri" style:font-size-asian="14pt" style:font-weight-asian="normal" style:font-name-complex="Calibri" style:font-size-complex="14pt" style:font-weight-complex="normal"/>
    </style:style>
    <style:style style:name="T25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84e6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6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a11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7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8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c36c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9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e2a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0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1a6bc7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1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1f70a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2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a11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3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b035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4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84e6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color="#444444" style:text-line-through-style="none" style:text-line-through-type="none" style:font-name="Calibri" fo:font-size="12pt" fo:language="en" fo:country="GB" fo:font-style="normal" style:text-underline-style="none" fo:font-weight="normal" officeooo: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6" style:family="text">
      <style:text-properties fo:color="#444444" style:text-line-through-style="none" style:text-line-through-type="none" style:font-name="Calibri" fo:font-size="12pt" fo:language="en" fo:country="GB" fo:font-style="normal" style:text-underline-style="none" fo:font-weight="normal" officeooo:rsid="0020791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7" style:family="text">
      <style:text-properties fo:color="#444444" style:text-line-through-style="none" style:text-line-through-type="none" style:font-name="Calibri" fo:font-size="12pt" fo:language="en" fo:country="GB" fo:font-style="normal" style:text-underline-style="none" fo:font-weight="normal" officeooo:rsid="0022f59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8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84e66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9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a114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0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035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1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2bf3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2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c36c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3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3f01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4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9b444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5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a6bc7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6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c0460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7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f70a0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8" style:family="text">
      <style:text-properties fo:color="#444444" style:text-line-through-style="none" style:text-line-through-type="none" style:font-name="Calibri" fo:font-size="14pt" fo:language="en" fo:country="GB" fo:font-style="normal" style:text-underline-style="none" fo:font-weight="bold" officeooo:rsid="000b2bf3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9" style:family="text">
      <style:text-properties fo:color="#444444" style:text-line-through-style="none" style:text-line-through-type="none" style:font-name="Calibri" fo:font-size="14pt" fo:language="en" fo:country="GB" fo:font-style="normal" style:text-underline-style="none" fo:font-weight="bold" officeooo:rsid="001f70a0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50" style:family="text">
      <style:text-properties fo:color="#444444" style:text-line-through-style="none" style:text-line-through-type="none" style:font-name="Calibri" fo:font-size="14pt" fo:language="en" fo:country="GB" fo:font-style="normal" style:text-underline-style="none" fo:font-weight="bold" officeooo:rsid="00084e66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51" style:family="text">
      <style:text-properties fo:color="#444444" style:text-line-through-style="none" style:text-line-through-type="none" style:font-name="Calibri" fo:font-size="14pt" fo:language="en" fo:country="GB" fo:font-style="normal" style:text-underline-style="none" officeooo:rsid="001f70a0" style:font-name-asian="Calibri" style:font-size-asian="14pt" style:font-style-asian="normal" style:font-name-complex="Calibri" style:font-size-complex="14pt" style:font-style-complex="normal"/>
    </style:style>
    <style:style style:name="T52" style:family="text">
      <style:text-properties fo:color="#444444" style:text-line-through-style="none" style:text-line-through-type="none" style:font-name="Calibri" fo:font-size="9pt" fo:language="en" fo:country="GB" fo:font-style="normal" style:text-underline-style="none" fo:font-weight="normal" officeooo:rsid="00207912" style:font-name-asian="Calibri" style:font-size-asian="7.84999990463257pt" style:font-style-asian="normal" style:font-weight-asian="normal" style:font-name-complex="Calibri" style:font-size-complex="9pt" style:font-style-complex="normal" style:font-weight-complex="normal"/>
    </style:style>
    <style:style style:name="T53" style:family="text">
      <style:text-properties fo:color="#444444" style:text-line-through-style="none" style:text-line-through-type="none" style:font-name="Calibri" fo:font-size="9pt" fo:language="en" fo:country="GB" fo:font-style="normal" style:text-underline-style="none" fo:font-weight="normal" officeooo:rsid="000b2bf3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4" style:family="text">
      <style:text-properties fo:color="#444444" style:text-line-through-style="none" style:text-line-through-type="none" style:font-name="Calibri" fo:font-size="9pt" fo:language="en" fo:country="GB" fo:font-style="normal" style:text-underline-style="none" fo:font-weight="bold" officeooo:rsid="001f70a0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55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56" style:family="text">
      <style:text-properties fo:color="#3d85c6"/>
    </style:style>
    <style:style style:name="T57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T58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59" style:family="text">
      <style:text-properties fo:color="#3d85c6" style:font-name="Calibri" fo:font-size="12pt" officeooo:rsid="001f70a0" style:font-name-asian="Calibri" style:font-size-asian="12pt" style:font-name-complex="Calibri" style:font-size-complex="12pt"/>
    </style:style>
    <style:style style:name="T60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1" style:family="text">
      <style:text-properties fo:color="#3d85c6" style:font-name="Calibri" fo:font-size="12pt" fo:font-weight="bold" officeooo:rsid="000b035e" style:font-name-asian="Calibri" style:font-size-asian="12pt" style:font-weight-asian="bold" style:font-name-complex="Calibri" style:font-size-complex="12pt" style:font-weight-complex="bold"/>
    </style:style>
    <style:style style:name="T62" style:family="text">
      <style:text-properties fo:color="#3d85c6" style:font-name="Calibri" fo:font-size="12pt" fo:font-weight="bold" officeooo:rsid="00084e66" style:font-name-asian="Calibri" style:font-size-asian="12pt" style:font-weight-asian="bold" style:font-name-complex="Calibri" style:font-size-complex="12pt" style:font-weight-complex="bold"/>
    </style:style>
    <style:style style:name="T63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4" style:family="text">
      <style:text-properties fo:color="#3d85c6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65" style:family="text">
      <style:text-properties fo:color="#3d85c6" style:font-name="Calibri" fo:font-size="12pt" fo:font-weight="normal" officeooo:rsid="000b035e" style:font-name-asian="Calibri" style:font-size-asian="12pt" style:font-weight-asian="normal" style:font-name-complex="Calibri" style:font-size-complex="12pt" style:font-weight-complex="normal"/>
    </style:style>
    <style:style style:name="T66" style:family="text">
      <style:text-properties fo:color="#3d85c6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67" style:family="text">
      <style:text-properties fo:color="#3d85c6" style:font-name="Calibri" fo:font-size="12pt" fo:language="cs" fo:country="CZ" fo:font-weight="bold" officeooo:rsid="001575a3" style:font-name-asian="Calibri" style:font-size-asian="12pt" style:font-weight-asian="bold" style:font-name-complex="Calibri" style:font-size-complex="12pt" style:font-weight-complex="bold"/>
    </style:style>
    <style:style style:name="T68" style:family="text">
      <style:text-properties fo:color="#3d85c6" style:font-name="Calibri" fo:font-size="12pt" fo:language="en" fo:country="GB" officeooo:rsid="001f70a0" style:font-name-asian="Calibri" style:font-size-asian="12pt" style:font-name-complex="Calibri" style:font-size-complex="12pt"/>
    </style:style>
    <style:style style:name="T69" style:family="text">
      <style:text-properties fo:color="#3d85c6" style:font-name="Calibri" fo:font-size="12pt" fo:language="en" fo:country="GB" fo:font-weight="bold" officeooo:rsid="001f70a0" style:font-name-asian="Calibri" style:font-size-asian="12pt" style:font-weight-asian="bold" style:font-name-complex="Calibri" style:font-size-complex="12pt" style:font-weight-complex="bold"/>
    </style:style>
    <style:style style:name="T70" style:family="text">
      <style:text-properties fo:color="#3d85c6" style:font-name="Calibri" fo:font-size="12pt" fo:font-style="italic" officeooo:rsid="001f70a0" style:font-name-asian="Calibri" style:font-size-asian="12pt" style:font-style-asian="italic" style:font-name-complex="Calibri" style:font-size-complex="12pt" style:font-style-complex="italic"/>
    </style:style>
    <style:style style:name="T71" style:family="text">
      <style:text-properties fo:color="#3d85c6" style:font-name="Calibri" fo:font-size="12pt" fo:font-style="normal" officeooo:rsid="001f70a0" style:font-name-asian="Calibri" style:font-size-asian="12pt" style:font-style-asian="normal" style:font-name-complex="Calibri" style:font-size-complex="12pt" style:font-style-complex="normal"/>
    </style:style>
    <style:style style:name="T72" style:family="text">
      <style:text-properties fo:color="#3d85c6" style:font-name="Calibri" fo:font-size="12pt" fo:font-style="normal" fo:font-weight="bold" officeooo:rsid="001f70a0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73" style:family="text">
      <style:text-properties fo:color="#3d85c6" fo:font-weight="bold" style:font-weight-asian="bold" style:font-weight-complex="bold"/>
    </style:style>
    <style:style style:name="T74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T75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T76" style:family="text">
      <style:text-properties fo:color="#999999" style:font-name="Calibri" fo:font-size="9pt" fo:language="en" fo:country="GB" fo:font-weight="bold" style:font-name-asian="Calibri" style:font-size-asian="9pt" style:font-weight-asian="bold" style:font-name-complex="Calibri" style:font-size-complex="9pt" style:font-weight-complex="bold"/>
    </style:style>
    <style:style style:name="T77" style:family="text">
      <style:text-properties fo:color="#999999" style:font-name="Calibri" fo:font-size="9pt" style:text-underline-style="solid" style:text-underline-width="auto" style:text-underline-color="font-color" style:font-name-asian="Calibri" style:font-size-asian="9pt" style:font-name-complex="Calibri" style:font-size-complex="10pt"/>
    </style:style>
    <style:style style:name="T78" style:family="text">
      <style:text-properties fo:color="#999999" style:font-name="Calibri" fo:font-size="9pt" style:text-underline-style="none" style:font-name-asian="Calibri" style:font-size-asian="9pt" style:font-name-complex="Calibri" style:font-size-complex="10pt"/>
    </style:style>
    <style:style style:name="T79" style:family="text">
      <style:text-properties fo:color="#999999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80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81" style:family="text">
      <style:text-properties fo:color="#999999" style:font-name="Calibri" fo:font-size="10pt" officeooo:rsid="00084e66" style:font-name-asian="Calibri" style:font-size-asian="10pt" style:font-name-complex="Calibri" style:font-size-complex="10pt"/>
    </style:style>
    <style:style style:name="T82" style:family="text">
      <style:text-properties fo:color="#999999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83" style:family="text">
      <style:text-properties fo:color="#999999" style:font-name="Calibri" fo:font-size="10pt" fo:font-weight="bold" officeooo:rsid="00084e66" style:font-name-asian="Calibri" style:font-size-asian="10pt" style:font-weight-asian="bold" style:font-name-complex="Calibri" style:font-size-complex="10pt" style:font-weight-complex="bold"/>
    </style:style>
    <style:style style:name="T84" style:family="text">
      <style:text-properties fo:color="#999999" style:font-name="Calibri" fo:font-size="10pt" fo:font-weight="bold" officeooo:rsid="00258f18" style:font-name-asian="Calibri" style:font-size-asian="10pt" style:font-weight-asian="bold" style:font-name-complex="Calibri" style:font-size-complex="10pt" style:font-weight-complex="bold"/>
    </style:style>
    <style:style style:name="T85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86" style:family="text">
      <style:text-properties fo:color="#999999" style:font-name="Calibri" fo:font-size="10pt" fo:font-weight="normal" officeooo:rsid="00084e66" style:font-name-asian="Calibri" style:font-size-asian="10pt" style:font-weight-asian="normal" style:font-name-complex="Calibri" style:font-size-complex="10pt" style:font-weight-complex="normal"/>
    </style:style>
    <style:style style:name="T87" style:family="text">
      <style:text-properties fo:color="#999999" style:font-name="Calibri" fo:font-size="10pt" fo:font-weight="normal" officeooo:rsid="00258f18" style:font-name-asian="Calibri" style:font-size-asian="10pt" style:font-weight-asian="normal" style:font-name-complex="Calibri" style:font-size-complex="10pt" style:font-weight-complex="normal"/>
    </style:style>
    <style:style style:name="T88" style:family="text">
      <style:text-properties fo:color="#999999" style:font-name="Calibri" fo:font-size="11pt" fo:font-weight="bold" officeooo:rsid="00084e66" style:font-name-asian="Calibri" style:font-size-asian="11pt" style:font-weight-asian="bold" style:font-name-complex="Calibri" style:font-size-complex="11pt" style:font-weight-complex="bold"/>
    </style:style>
    <style:style style:name="T89" style:family="text">
      <style:text-properties fo:color="#999999" style:font-name="Calibri" fo:font-size="11pt" fo:font-weight="bold" officeooo:rsid="000b035e" style:font-name-asian="Calibri" style:font-size-asian="11pt" style:font-weight-asian="bold" style:font-name-complex="Calibri" style:font-size-complex="11pt" style:font-weight-complex="bold"/>
    </style:style>
    <style:style style:name="T90" style:family="text">
      <style:text-properties fo:color="#999999" style:font-name="Calibri" fo:font-size="11pt" fo:font-weight="bold" officeooo:rsid="000b2bf3" style:font-name-asian="Calibri" style:font-size-asian="11pt" style:font-weight-asian="bold" style:font-name-complex="Calibri" style:font-size-complex="11pt" style:font-weight-complex="bold"/>
    </style:style>
    <style:style style:name="T91" style:family="text">
      <style:text-properties fo:color="#999999" style:font-name="Calibri" fo:font-size="11pt" fo:font-weight="bold" officeooo:rsid="0019b444" style:font-name-asian="Calibri" style:font-size-asian="11pt" style:font-weight-asian="bold" style:font-name-complex="Calibri" style:font-size-complex="11pt" style:font-weight-complex="bold"/>
    </style:style>
    <style:style style:name="T92" style:family="text">
      <style:text-properties fo:color="#999999" style:font-name="Calibri" fo:font-size="11pt" fo:font-weight="normal" officeooo:rsid="000b035e" style:font-name-asian="Calibri" style:font-size-asian="11pt" style:font-weight-asian="normal" style:font-name-complex="Calibri" style:font-size-complex="11pt" style:font-weight-complex="normal"/>
    </style:style>
    <style:style style:name="T93" style:family="text">
      <style:text-properties fo:color="#999999" style:font-name="Calibri" fo:font-size="11pt" fo:font-weight="normal" officeooo:rsid="000b2bf3" style:font-name-asian="Calibri" style:font-size-asian="11pt" style:font-weight-asian="normal" style:font-name-complex="Calibri" style:font-size-complex="11pt" style:font-weight-complex="normal"/>
    </style:style>
    <style:style style:name="T94" style:family="text">
      <style:text-properties fo:color="#999999" style:font-name="Calibri" fo:font-size="11pt" fo:language="en" fo:country="GB" fo:font-weight="bold" officeooo:rsid="00084e66" style:font-name-asian="Calibri" style:font-size-asian="11pt" style:font-weight-asian="bold" style:font-name-complex="Calibri" style:font-size-complex="11pt" style:font-weight-complex="bold"/>
    </style:style>
    <style:style style:name="T95" style:family="text">
      <style:text-properties fo:color="#999999" style:font-name="Calibri" fo:font-size="11pt" fo:language="en" fo:country="GB" fo:font-weight="bold" officeooo:rsid="000c36c2" style:font-name-asian="Calibri" style:font-size-asian="11pt" style:font-weight-asian="bold" style:font-name-complex="Calibri" style:font-size-complex="11pt" style:font-weight-complex="bold"/>
    </style:style>
    <style:style style:name="T9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97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98" style:family="text">
      <style:text-properties fo:color="#999999" fo:font-size="11pt" fo:font-weight="normal" officeooo:rsid="00084e66" style:font-size-asian="11pt" style:font-weight-asian="normal" style:font-size-complex="11pt" style:font-weight-complex="normal"/>
    </style:style>
    <style:style style:name="T99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a114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0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84e66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1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035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2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2bf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3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c36c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4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1c046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5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b035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6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84e6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7" style:family="text">
      <style:text-properties fo:color="#999999" style:text-line-through-style="none" style:text-line-through-type="none" style:font-name="Calibri" fo:font-size="11pt" fo:language="cs" fo:country="CZ" fo:font-style="normal" style:text-underline-style="none" fo:font-weight="bold" officeooo:rsid="001575a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8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bold" officeooo:rsid="000b2bf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9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bold" officeooo:rsid="00084e66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0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bold" officeooo:rsid="00258f1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1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normal" officeooo:rsid="00084e6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2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normal" officeooo:rsid="000b2bf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3" style:family="text">
      <style:text-properties fo:color="#999999" style:text-line-through-style="none" style:text-line-through-type="none" style:font-name="Calibri" fo:font-size="11pt" fo:language="en" fo:country="GB" fo:font-style="normal" style:text-underline-style="none" fo:font-weight="normal" officeooo:rsid="00258f1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4" style:family="text">
      <style:text-properties fo:color="#999999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15" style:family="text">
      <style:text-properties fo:color="#999999" style:text-line-through-style="none" style:text-line-through-type="none" style:font-name="Calibri" fo:font-size="10pt" fo:font-style="normal" style:text-underline-style="none" fo:font-weight="normal" officeooo:rsid="00084e66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16" style:family="text">
      <style:text-properties fo:color="#999999" style:text-line-through-style="none" style:text-line-through-type="none" style:font-name="Calibri" fo:font-size="10pt" fo:language="cs" fo:country="CZ" fo:font-style="normal" style:text-underline-style="none" fo:font-weight="normal" officeooo:rsid="0019277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17" style:family="text">
      <style:text-properties fo:color="#999999" style:text-line-through-style="none" style:text-line-through-type="none" style:font-name="Calibri" fo:font-size="9pt" fo:font-style="normal" style:text-underline-style="none" fo:font-weight="normal" officeooo:rsid="000b2bf3" style:font-name-asian="Calibri" style:font-size-asian="9pt" style:font-style-asian="normal" style:font-weight-asian="normal" style:font-name-complex="Calibri" style:font-size-complex="10pt" style:font-style-complex="normal" style:font-weight-complex="normal"/>
    </style:style>
    <style:style style:name="T118" style:family="text">
      <style:text-properties fo:color="#999999" style:text-line-through-style="none" style:text-line-through-type="none" style:font-name="Calibri" fo:font-size="9pt" fo:font-style="normal" style:text-underline-style="none" fo:font-weight="bold" officeooo:rsid="000b2bf3" style:font-name-asian="Calibri" style:font-size-asian="9pt" style:font-style-asian="normal" style:font-weight-asian="bold" style:font-name-complex="Calibri" style:font-size-complex="10pt" style:font-style-complex="normal" style:font-weight-complex="bold"/>
    </style:style>
    <style:style style:name="T119" style:family="text">
      <style:text-properties fo:color="#999999" fo:font-size="9pt" fo:font-weight="bold" style:font-size-asian="9pt" style:font-weight-asian="bold" style:font-size-complex="9pt" style:font-weight-complex="bold"/>
    </style:style>
    <style:style style:name="T120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T121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22" style:family="text">
      <style:text-properties fo:color="#6fa8dc" style:font-name="Calibri" fo:font-size="10pt" fo:font-weight="bold" officeooo:rsid="00084e66" style:font-name-asian="Calibri" style:font-size-asian="10pt" style:font-weight-asian="bold" style:font-name-complex="Calibri" style:font-size-complex="10pt" style:font-weight-complex="bold"/>
    </style:style>
    <style:style style:name="T123" style:family="text">
      <style:text-properties fo:color="#6fa8dc" style:font-name="Calibri" fo:font-size="10pt" fo:font-weight="normal" officeooo:rsid="00084e66" style:font-name-asian="Calibri" style:font-size-asian="10pt" style:font-weight-asian="normal" style:font-name-complex="Calibri" style:font-size-complex="10pt" style:font-weight-complex="normal"/>
    </style:style>
    <style:style style:name="T124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125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T126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style style:name="T127" style:family="text">
      <style:text-properties fo:color="#666666" style:font-name="Calibri" fo:font-size="9pt" style:text-underline-style="solid" style:text-underline-width="auto" style:text-underline-color="font-color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128" style:family="text">
      <style:text-properties fo:color="#666666" style:font-name="Calibri" fo:font-size="9pt" style:text-underline-style="none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129" style:family="text">
      <style:text-properties style:text-line-through-style="none" style:text-line-through-type="none" fo:font-style="normal" style:text-underline-style="none" fo:font-weight="normal" officeooo:rsid="00084e66" style:font-style-asian="normal" style:font-weight-asian="normal" style:font-style-complex="normal" style:font-weight-complex="normal"/>
    </style:style>
    <style:style style:name="T130" style:family="text">
      <style:text-properties style:text-line-through-style="none" style:text-line-through-type="none" fo:font-size="10pt" fo:font-style="normal" style:text-underline-style="none" fo:font-weight="normal" officeooo:rsid="001a6bc7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Roman</text:span><text:span text:style-name="T55"> </text:span><text:span text:style-name="T57">Dvořák</text:span></text:p>
      <text:p text:style-name="P5"><text:span text:style-name="T86">Neplachova 11,</text:span><text:span text:style-name="T83"> České Budějovice, 370 04, Czech Republic</text:span></text:p>
      <text:p text:style-name="P5"><text:span text:style-name="T85">Date of birth: <text:s/></text:span><text:span text:style-name="T83">10. 10. 1997</text:span><text:span text:style-name="T114"> <text:s text:c="3"/>• <text:s text:c="2"/></text:span><text:span text:style-name="T121"><text:s/></text:span><text:span text:style-name="T80">Mobile: <text:s/></text:span><text:span text:style-name="T81">+420 </text:span><text:span text:style-name="T83">606421774</text:span></text:p>
      <text:p text:style-name="P30"><text:span text:style-name="T114">E-</text:span><text:span text:style-name="T116">mail</text:span><text:span text:style-name="T114">:</text:span><text:span text:style-name="T82"> </text:span><text:a xlink:type="simple" xlink:href="mailto:roman-dvorak@email.cz" text:style-name="Internet_20_link" text:visited-style-name="Visited_20_Internet_20_Link"><text:span text:style-name="T83">roman-dvorak@email.cz</text:span></text:a><text:span text:style-name="T86"> </text:span><text:span text:style-name="T123"><text:s/></text:span><text:span text:style-name="T115">• <text:s/></text:span><text:span text:style-name="T86">G</text:span><text:span text:style-name="T87">itHub: </text:span><text:a xlink:type="simple" xlink:href="https://github.com/roman-dvorak/" text:style-name="Internet_20_link" text:visited-style-name="Visited_20_Internet_20_Link"><text:span text:style-name="T115">github.com/</text:span></text:a><text:a xlink:type="simple" xlink:href="https://github.com/roman-dvorak/" text:style-name="Internet_20_link" text:visited-style-name="Visited_20_Internet_20_Link"><text:span text:style-name="T84">roman-dvorak</text:span></text:a><text:a xlink:type="simple" xlink:href="https://github.com/roman-dvorak/" text:style-name="Internet_20_link" text:visited-style-name="Visited_20_Internet_20_Link"><text:span text:style-name="T115">/</text:span></text:a></text:p>
      <text:p text:style-name="P2"><draw:frame draw:style-name="fr1" draw:name="grafika1" text:anchor-type="as-char" svg:width="15.505cm" svg:height="0.053cm" draw:z-index="0"><draw:image xlink:href="Pictures/100002010000024A00000001E828F200FEB98D4B.png" xlink:type="simple" xlink:show="embed" xlink:actuate="onLoad" loext:mime-type="image/png"/></draw:frame></text:p>
      <text:p text:style-name="P13"><text:span text:style-name="T60">Education</text:span><text:span text:style-name="T58"><text:tab/></text:span><text:span text:style-name="T20">Bc. </text:span><text:span text:style-name="T22">s</text:span><text:span text:style-name="T20">tudy –</text:span><text:span text:style-name="T38"> CTU in Prague, Faculty of Electrical Engineering</text:span><text:span text:style-name="T2"><text:line-break/></text:span><text:span text:style-name="T88">Since 2017</text:span></text:p>
      <text:p text:style-name="P12"><text:span text:style-name="T96"><text:tab/></text:span><text:span text:style-name="T98">study </text:span><text:span text:style-name="T97">program: </text:span><text:span text:style-name="T96">Open Electronic Systems </text:span><text:span text:style-name="T119"><text:line-break/></text:span></text:p>
      <text:p text:style-name="P15"><text:span text:style-name="T76"><text:tab/></text:span><text:span text:style-name="T23">High school</text:span><text:span text:style-name="T24"> (Gymnasium)</text:span><text:span text:style-name="T19"><text:line-break/></text:span><text:span text:style-name="T94">2013 – 2017 </text:span><text:span text:style-name="T95">| </text:span><text:span text:style-name="T94">ČRG in České Budějovice<text:line-break/></text:span><text:span text:style-name="T111">Passing an </text:span><text:span text:style-name="T109">school-leaving exams (maturita)</text:span></text:p>
      <text:p text:style-name="P7"><draw:frame draw:style-name="fr1" draw:name="grafika3" text:anchor-type="as-char" svg:width="15.505cm" svg:height="0.053cm" draw:z-index="1"><draw:image xlink:href="Pictures/100002010000024A00000001E828F200FEB98D4B.png" xlink:type="simple" xlink:show="embed" xlink:actuate="onLoad" loext:mime-type="image/png"/></draw:frame></text:p>
      <text:p text:style-name="P18"><text:span text:style-name="T72">Projects</text:span><text:span text:style-name="T58"> <text:tab/></text:span><text:span text:style-name="T20">Bolidozor – radio meteor detection network</text:span><text:span text:style-name="T2"><text:line-break/></text:span><text:span text:style-name="T100">Since 2014</text:span><text:span text:style-name="T88"> </text:span><text:span text:style-name="T2"><text:line-break/></text:span><text:span text:style-name="T4">Development of software </text:span><text:span text:style-name="T5">and d</text:span><text:span text:style-name="T4">ata analysis </text:span><text:span text:style-name="T6">from international network for observation of radio fireballs.</text:span></text:p>
      <text:p text:style-name="P18"><text:span text:style-name="T34"><text:tab/></text:span><text:span text:style-name="T38">MLAB – open-source electronic laboratory</text:span><text:span text:style-name="T34"><text:line-break/></text:span><text:span text:style-name="T100">Since 2013</text:span><text:span text:style-name="T34"><text:line-break/></text:span><text:span text:style-name="T25">Design of electronic modules, development of software.</text:span></text:p>
      <text:p text:style-name="P17"><text:span text:style-name="T2"><text:tab/></text:span><text:span text:style-name="T38">Mentor at summer school of Astronomy</text:span><text:span text:style-name="T2"><text:line-break/></text:span><text:span text:style-name="T88">Since 2017<text:line-break/></text:span><text:span text:style-name="T25">Supervisor of radio-</text:span><text:span text:style-name="T26">a</text:span><text:span text:style-name="T25">strono</text:span><text:span text:style-name="T26">m</text:span><text:span text:style-name="T25">y group </text:span><text:span text:style-name="T28">at </text:span><text:span text:style-name="T29">the </text:span><text:span text:style-name="T28">s</text:span><text:span text:style-name="T25">ummer school ‘</text:span><text:span text:style-name="T30">Astronomická expedice Úpice’</text:span><text:span text:style-name="T25"> for high school and university students.</text:span></text:p>
      <text:p text:style-name="P20"><text:span text:style-name="T34"><text:tab/></text:span><text:span text:style-name="T38">AROM </text:span><text:span text:style-name="T42">(</text:span><text:span text:style-name="T38">Autonomous robotic observatory manager</text:span><text:span text:style-name="T42">)</text:span><text:span text:style-name="T34"><text:line-break/></text:span><text:span text:style-name="T100">Since 201</text:span><text:span text:style-name="T103">6</text:span><text:span text:style-name="T34"><text:line-break/></text:span><text:span text:style-name="T28">Open-source software for autonomous controlling observatories and their equipment.</text:span></text:p>
      <text:p text:style-name="P20"><text:span text:style-name="T32"><text:tab/></text:span><text:span text:style-name="T46">Robotization </text:span><text:span text:style-name="T47">and renovation </text:span><text:span text:style-name="T46">of the microscope at ODZ ÚJF AV ČR.</text:span><text:span text:style-name="T34"><text:line-break/></text:span><text:span text:style-name="T104">2018</text:span><text:span text:style-name="T34"><text:line-break/></text:span><text:span text:style-name="T26">Hardware modification of the optical microscope and software development for automatic sampling.</text:span></text:p>
      <text:p text:style-name="P20"><text:span text:style-name="T32"><text:tab/></text:span><text:span text:style-name="T38">Moderni</text:span><text:span text:style-name="T46">z</text:span><text:span text:style-name="T38">ation of </text:span><text:span text:style-name="T46">the S</text:span><text:span text:style-name="T39">olar coelostat </text:span><text:span text:style-name="T45">at Ondřejov observatory</text:span><text:span text:style-name="T32"><text:line-break/></text:span><text:span text:style-name="T99">2017 </text:span><text:span text:style-name="T107">- 2018</text:span><text:span text:style-name="T32"><text:line-break/></text:span><text:span text:style-name="T25">Development of software for controlling </text:span><text:span text:style-name="T28">movements of solar </text:span><text:span text:style-name="T26">coelostat </text:span><text:span text:style-name="T28">and data processing from</text:span><text:span text:style-name="T26"> measuring devices. </text:span><text:span text:style-name="T30">Project for </text:span><text:span text:style-name="T31">Solar department of</text:span><text:span text:style-name="T30"> ASÚ AV ČR, v.i.i.</text:span></text:p>
      <text:p text:style-name="P19"><text:span text:style-name="T32"><text:tab/></text:span><text:span text:style-name="T38">Moderni</text:span><text:span text:style-name="T46">z</text:span><text:span text:style-name="T38">ation of </text:span><text:span text:style-name="T46">the </text:span><text:span text:style-name="T43">Patrol</text:span><text:span text:style-name="T38"> telescope </text:span><text:span text:style-name="T43">at Ondřejov observatory</text:span><text:span text:style-name="T32"><text:line-break/></text:span><text:span text:style-name="T99">2017</text:span><text:span text:style-name="T32"><text:line-break/></text:span><text:soft-page-break/><text:span text:style-name="T25">Development of software for controlling telescopes and </text:span><text:span text:style-name="T26">accessories.</text:span><text:span text:style-name="T38"><text:line-break/></text:span><text:span text:style-name="T41">RAbTeZA</text:span><text:span text:style-name="T32"><text:line-break/></text:span><text:span text:style-name="T99">201</text:span><text:span text:style-name="T102">4</text:span><text:span text:style-name="T32"><text:line-break/></text:span><text:span text:style-name="T25">D</text:span><text:span text:style-name="T27">esign and </text:span><text:span text:style-name="T28">realisation </text:span><text:span text:style-name="T27">of experiment for stratospheric balloon.</text:span></text:p>
      <text:p text:style-name="P28"><draw:frame draw:style-name="fr1" draw:name="Obrázek3" text:anchor-type="as-char" svg:width="15.505cm" svg:height="0.041cm" draw:z-index="3"><draw:image xlink:href="Pictures/100002010000024A00000001E828F200FEB98D4B.png" xlink:type="simple" xlink:show="embed" xlink:actuate="onLoad" loext:mime-type="image/png"/></draw:frame></text:p>
      <text:p text:style-name="P32"><text:span text:style-name="T69">Employment</text:span><text:span text:style-name="T48"><text:tab/>Universal Scientific Technologies s.r.o. <text:line-break/></text:span><text:span text:style-name="T108">since 2017/05</text:span><text:span text:style-name="T49"><text:line-break/></text:span><text:span text:style-name="T35">Software development, development of new products.</text:span><text:span text:style-name="T53"><text:line-break/> </text:span><text:span text:style-name="T54"><text:line-break/></text:span><text:span text:style-name="T50">CTU in Prague, Faculty of Electrical Engineering</text:span><text:span text:style-name="T49"><text:line-break/></text:span><text:span text:style-name="T108">2017/12<text:line-break/></text:span><text:span text:style-name="T35">Development of software for focuser </text:span><text:span text:style-name="T37">of</text:span><text:span text:style-name="T35"> telescope </text:span><text:span text:style-name="T36">D50.<text:line-break/></text:span><text:span text:style-name="T52"> </text:span><text:span text:style-name="T49"><text:line-break/></text:span><text:span text:style-name="Strong_20_Emphasis"><text:span text:style-name="T51">Czech Academy of Sciences</text:span></text:span><text:span text:style-name="Strong_20_Emphasis"><text:span text:style-name="T49">, </text:span></text:span><text:span text:style-name="Strong_20_Emphasis"><text:span text:style-name="T51">Nuclear Physics Institute</text:span></text:span><text:span text:style-name="T49"><text:line-break/></text:span><text:span text:style-name="T108">2016/11 – 2016/12</text:span><text:span text:style-name="T112">, </text:span><text:span text:style-name="T113">(Department of Radiation Dosimetry)</text:span><text:span text:style-name="T108"><text:line-break/></text:span><text:span text:style-name="T35">Development and production of holder for TLD and DSPF.</text:span></text:p>
      <text:p text:style-name="P8"><draw:frame draw:style-name="fr1" draw:name="Obrázek4" text:anchor-type="as-char" svg:width="15.505cm" svg:height="0.053cm" draw:z-index="4"><draw:image xlink:href="Pictures/100002010000024A00000001E828F200FEB98D4B.png" xlink:type="simple" xlink:show="embed" xlink:actuate="onLoad" loext:mime-type="image/png"/></draw:frame></text:p>
      <text:p text:style-name="P21"><text:span text:style-name="T60">Skills</text:span><text:span text:style-name="T58"><text:tab/></text:span><text:span text:style-name="T7">Programming </text:span><text:span text:style-name="T17">(</text:span><text:span text:style-name="T7">Python, C, Java</text:span><text:span text:style-name="T17">)</text:span><text:span text:style-name="T7"><text:line-break/></text:span><text:span text:style-name="T9">Database systems </text:span><text:span text:style-name="T17">(</text:span><text:span text:style-name="T9">SQL, MongoDB</text:span><text:span text:style-name="T17">)</text:span><text:span text:style-name="T10"><text:line-break/>EDA software </text:span><text:span text:style-name="T17">(</text:span><text:span text:style-name="T10">KiCAD</text:span><text:span text:style-name="T17">)</text:span><text:span text:style-name="T9"><text:line-break/></text:span><text:span text:style-name="T18">Li</text:span><text:span text:style-name="T15">n</text:span><text:span text:style-name="T18">u</text:span><text:span text:style-name="T15">x</text:span><text:span text:style-name="T10"> server administration</text:span><text:span text:style-name="T7"><text:line-break/></text:span><text:span text:style-name="T8">3D print, </text:span><text:span text:style-name="T10">3D </text:span><text:span text:style-name="T11">modelling </text:span><text:span text:style-name="T17">(</text:span><text:span text:style-name="T16">OpenScad, FreeCAD</text:span><text:span text:style-name="T17">)</text:span></text:p>
      <text:p text:style-name="P21"><text:span text:style-name="T7"><text:tab/>Driving </text:span><text:span text:style-name="T14">licen</text:span><text:span text:style-name="T17">s</text:span><text:span text:style-name="T14">e</text:span><text:span text:style-name="T7"> B</text:span></text:p>
      <text:p text:style-name="P6"><draw:frame draw:style-name="fr1" draw:name="grafika4" text:anchor-type="as-char" svg:width="15.505cm" svg:height="0.053cm" draw:z-index="5"><draw:image xlink:href="Pictures/100002010000024A00000001E828F200FEB98D4B.png" xlink:type="simple" xlink:show="embed" xlink:actuate="onLoad" loext:mime-type="image/png"/></draw:frame></text:p>
      <text:p text:style-name="P11"><text:span text:style-name="T73">Languages</text:span><text:span text:style-name="T56"><text:tab/></text:span><text:span text:style-name="T129">Czech </text:span><text:span text:style-name="T130">(native)</text:span><text:span text:style-name="T129">, English</text:span></text:p>
      <text:p text:style-name="P27"><draw:frame draw:style-name="fr1" draw:name="grafika5" text:anchor-type="as-char" svg:width="15.505cm" svg:height="0.053cm" draw:z-index="6"><draw:image xlink:href="Pictures/100002010000024A00000001E828F200FEB98D4B.png" xlink:type="simple" xlink:show="embed" xlink:actuate="onLoad" loext:mime-type="image/png"/></draw:frame></text:p>
      <text:p text:style-name="P24"><text:span text:style-name="T61">Conferences</text:span><text:span text:style-name="T60"><text:tab/></text:span><text:span text:style-name="T21">I</text:span><text:span text:style-name="T40">MC 201</text:span><text:span text:style-name="T44">8</text:span><text:span text:style-name="T40"> - International Meteor Conference</text:span><text:span text:style-name="T3"><text:line-break/></text:span><text:span text:style-name="T88">201</text:span><text:span text:style-name="T91">8</text:span><text:span text:style-name="T92"> | International conference,</text:span><text:span text:style-name="T89"> Pe</text:span><text:span text:style-name="T91">zinok, Slovakia</text:span><text:span text:style-name="T89"><text:line-break/></text:span><text:span text:style-name="T93">Poster: <text:s/></text:span><text:span text:style-name="T91">Current state of the Bolidozor network.</text:span></text:p>
      <text:p text:style-name="P26"/>
      <text:p text:style-name="P24"><text:span text:style-name="T90"><text:tab/></text:span><text:span text:style-name="T21">I</text:span><text:span text:style-name="T40">MC 2017 - International Meteor Conference</text:span><text:span text:style-name="T3"><text:line-break/></text:span><text:span text:style-name="T88">201</text:span><text:span text:style-name="T89">7</text:span><text:span text:style-name="T92"> | International conference,</text:span><text:span text:style-name="T89"> Petnica, Serbia<text:line-break/></text:span><text:span text:style-name="T93">Poster: <text:s/></text:span><text:span text:style-name="T90">Data management system of the Bolidozor network</text:span></text:p>
      <text:p text:style-name="P16"/>
      <text:p text:style-name="P25"><text:tab/>IBWS - <text:s/>INTEGRAL/BART Workshop</text:p>
      <text:p text:style-name="P23"><text:span text:style-name="T33"><text:tab/></text:span><text:span text:style-name="T100">201</text:span><text:span text:style-name="T101">6</text:span><text:span text:style-name="T105"> |</text:span><text:span text:style-name="T106"> </text:span><text:span text:style-name="T92">International conference, </text:span><text:span text:style-name="T89">Karlovy Vary, Czech Republic<text:line-break/></text:span><text:span text:style-name="T92">Poster: <text:s/></text:span><text:span text:style-name="T89">Bolidozor radio meteor detection network </text:span></text:p>
      <text:p text:style-name="P14"><draw:frame draw:style-name="fr1" draw:name="Obrázek1" text:anchor-type="as-char" svg:width="15.505cm" svg:height="0.053cm" draw:z-index="7"><draw:image xlink:href="Pictures/100002010000024A00000001E828F200FEB98D4B.png" xlink:type="simple" xlink:show="embed" xlink:actuate="onLoad" loext:mime-type="image/png"/></draw:frame></text:p>
      <text:p text:style-name="P9"><text:span text:style-name="T62">Interest</text:span><text:span text:style-name="T67">s</text:span><text:span text:style-name="T63"><text:tab/> <text:s text:c="2"/></text:span><text:span text:style-name="T7">Astrono</text:span><text:span text:style-name="T12">m</text:span><text:span text:style-name="T7">y, Electronics, Programming, Photography, </text:span><text:span text:style-name="T13">Technologies</text:span></text:p>
      <text:p text:style-name="P22"><draw:frame draw:style-name="fr1" draw:name="Obrázek2" text:anchor-type="as-char" svg:width="15.505cm" svg:height="0.053cm" draw:z-index="2"><draw:image xlink:href="Pictures/100002010000024A00000001E828F200FEB98D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MP2" style:family="paragraph" style:parent-style-name="Header_20_left">
      <style:text-properties fo:language="en" fo:country="GB"/>
    </style:style>
    <style:style style:name="MP3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MP4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M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MT2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MT3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MT4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MT5" style:family="text">
      <style:text-properties fo:color="#999999" style:text-line-through-style="none" style:text-line-through-type="none" style:font-name="Calibri" fo:font-size="9pt" fo:font-style="normal" style:text-underline-style="none" fo:font-weight="normal" officeooo:rsid="000b2bf3" style:font-name-asian="Calibri" style:font-size-asian="9pt" style:font-style-asian="normal" style:font-weight-asian="normal" style:font-name-complex="Calibri" style:font-size-complex="10pt" style:font-style-complex="normal" style:font-weight-complex="normal"/>
    </style:style>
    <style:style style:name="MT6" style:family="text">
      <style:text-properties fo:color="#999999" style:text-line-through-style="none" style:text-line-through-type="none" style:font-name="Calibri" fo:font-size="9pt" fo:font-style="normal" style:text-underline-style="none" fo:font-weight="bold" officeooo:rsid="000b2bf3" style:font-name-asian="Calibri" style:font-size-asian="9pt" style:font-style-asian="normal" style:font-weight-asian="bold" style:font-name-complex="Calibri" style:font-size-complex="10pt" style:font-style-complex="normal" style:font-weight-complex="bold"/>
    </style:style>
    <style:style style:name="MT7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MT8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MT9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MT10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style style:name="MT11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MT12" style:family="text">
      <style:text-properties fo:color="#999999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MT13" style:family="text">
      <style:text-properties fo:color="#999999" style:font-name="Calibri" fo:font-size="9pt" style:text-underline-style="none" style:font-name-asian="Calibri" style:font-size-asian="9pt" style:font-name-complex="Calibri" style:font-size-complex="10pt"/>
    </style:style>
    <style:style style:name="MT14" style:family="text">
      <style:text-properties fo:color="#666666" style:font-name="Calibri" fo:font-size="9pt" style:text-underline-style="none" fo:font-weight="bold" officeooo:rsid="000b2bf3" style:font-name-asian="Calibri" style:font-size-asian="9pt" style:font-weight-asian="bold" style:font-name-complex="Calibri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014cm" fo:margin-bottom="0.422cm" fo:margin-left="2.54cm" fo:margin-right="1.9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08cm" fo:margin-left="0cm" fo:margin-right="0cm" fo:margin-bottom="0.499cm"/>
      </style:header-style>
      <style:footer-style>
        <style:header-footer-properties svg:height="1.633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oman</text:span><text:span text:style-name="MT2"> </text:span><text:span text:style-name="MT3">Dvořák<text:tab/><text:tab/></text:span></text:p>
      </style:header>
      <style:header-first>
        <text:p text:style-name="MP2"/>
      </style:header-first>
      <style:footer>
        <text:p text:style-name="MP3"><text:span text:style-name="MT4">Neplachova 11, České Budějovice, 37004, Czech Republi</text:span><text:span text:style-name="MT5">c <text:s text:c="2"/>• <text:s text:c="2"/>+420 </text:span><text:span text:style-name="MT6">606421774</text:span><text:span text:style-name="MT5"> <text:s text:c="2"/>• <text:s/></text:span><text:span text:style-name="MT7"><text:s/></text:span><text:span text:style-name="MT8">roman-dvorak@email.cz</text:span></text:p>
        <text:p text:style-name="MP4"><text:span text:style-name="MT9">Page: </text:span><text:span text:style-name="MT8"><text:page-number text:select-page="current">2</text:page-number></text:span><text:span text:style-name="MT8">/</text:span><text:span text:style-name="MT8"><text:page-count>2</text:page-count></text:span><text:span text:style-name="MT8"> <text:s text:c="6"/></text:span><text:span text:style-name="MT10"><text:s text:c="15"/></text:span></text:p>
      </style:footer>
      <style:footer-first>
        <text:p text:style-name="MP3"><text:span text:style-name="MT4">Neplachova 11, České Budějovice, 370 04, Czech Republic <text:s text:c="2"/></text:span><text:span text:style-name="MT11">• <text:s text:c="2"/></text:span><text:span text:style-name="MT4">+420 </text:span><text:span text:style-name="MT12">606421774</text:span><text:span text:style-name="MT4"> <text:s text:c="2"/></text:span><text:span text:style-name="MT11">• <text:s/></text:span><text:span text:style-name="MT13"><text:s/></text:span><text:a xlink:type="simple" xlink:href="mailto:roman-dvorak@email.cz" text:style-name="Internet_20_link" text:visited-style-name="Visited_20_Internet_20_Link"><text:span text:style-name="MT14">roman-dvorak@email.cz</text:span></text:a></text:p>
        <text:p text:style-name="MP4"><text:span text:style-name="MT9">Page: </text:span><text:span text:style-name="MT8"><text:page-number text:select-page="current">1</text:page-number></text:span><text:span text:style-name="MT8">/</text:span><text:span text:style-name="MT8"><text:page-count>2</text:page-count></text:span><text:span text:style-name="MT8"> <text:s text:c="6"/></text:span><text:span text:style-name="MT10"><text:s text:c="15"/></text:span></text:p>
      </style:footer-first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8-10-01T01:44:00.937079435</dc:date>
    <meta:editing-cycles>21</meta:editing-cycles>
    <meta:editing-duration>PT6H57M19S</meta:editing-duration>
    <meta:generator>LibreOffice/6.0.3.2$Linux_X86_64 LibreOffice_project/00m0$Build-2</meta:generator>
    <dc:creator>Roman Dvořák</dc:creator>
    <meta:document-statistic meta:table-count="0" meta:image-count="8" meta:object-count="0" meta:page-count="2" meta:paragraph-count="36" meta:word-count="393" meta:character-count="3037" meta:non-whitespace-character-count="2566"/>
  </office:meta>
</office:document-meta>
</file>